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WorkExperience.36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a64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9517ff" officeooo:paragraph-rsid="01953c55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0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3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9" style:family="text">
      <style:text-properties fo:color="#000000" officeooo:rsid="01667a61"/>
    </style:style>
    <style:style style:name="T30" style:family="text">
      <style:text-properties fo:color="#000000" officeooo:rsid="0108c802"/>
    </style:style>
    <style:style style:name="T31" style:family="text">
      <style:text-properties fo:color="#000000" officeooo:rsid="01b0e7bc"/>
    </style:style>
    <style:style style:name="T32" style:family="text">
      <style:text-properties officeooo:rsid="0026f121"/>
    </style:style>
    <style:style style:name="T33" style:family="text">
      <style:text-properties officeooo:rsid="002922b2"/>
    </style:style>
    <style:style style:name="T34" style:family="text">
      <style:text-properties officeooo:rsid="002b529c"/>
    </style:style>
    <style:style style:name="T35" style:family="text">
      <style:text-properties officeooo:rsid="002d44a7"/>
    </style:style>
    <style:style style:name="T36" style:family="text">
      <style:text-properties officeooo:rsid="00310b77"/>
    </style:style>
    <style:style style:name="T37" style:family="text">
      <style:text-properties officeooo:rsid="00354f96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c69759" style:font-style-asian="normal" style:font-style-complex="normal"/>
    </style:style>
    <style:style style:name="T55" style:family="text">
      <style:text-properties fo:font-style="normal" officeooo:rsid="00c8cfcb" style:font-style-asian="normal" style:font-style-complex="normal"/>
    </style:style>
    <style:style style:name="T56" style:family="text">
      <style:text-properties fo:font-style="normal" officeooo:rsid="00ec0be4" style:font-style-asian="normal" style:font-style-complex="normal"/>
    </style:style>
    <style:style style:name="T57" style:family="text">
      <style:text-properties fo:font-style="normal" officeooo:rsid="01235414" style:font-style-asian="normal" style:font-style-complex="normal"/>
    </style:style>
    <style:style style:name="T58" style:family="text">
      <style:text-properties fo:font-style="normal" officeooo:rsid="0134befc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ec0be4" style:font-style-asian="normal" style:font-style-complex="normal"/>
    </style:style>
    <style:style style:name="T62" style:family="text">
      <style:text-properties fo:font-style="normal" style:text-underline-style="none" officeooo:rsid="00ffecf3" style:font-style-asian="normal" style:font-style-complex="normal"/>
    </style:style>
    <style:style style:name="T63" style:family="text">
      <style:text-properties officeooo:rsid="00c4441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2979bd"/>
    </style:style>
    <style:style style:name="T66" style:family="text">
      <style:text-properties style:text-underline-style="solid" style:text-underline-width="auto" style:text-underline-color="font-color" officeooo:rsid="00c1f480"/>
    </style:style>
    <style:style style:name="T67" style:family="text">
      <style:text-properties style:text-underline-style="solid" style:text-underline-width="auto" style:text-underline-color="font-color" officeooo:rsid="01096a7a"/>
    </style:style>
    <style:style style:name="T68" style:family="text">
      <style:text-properties style:text-underline-style="solid" style:text-underline-width="auto" style:text-underline-color="font-color" officeooo:rsid="013dee83"/>
    </style:style>
    <style:style style:name="T69" style:family="text">
      <style:text-properties style:text-underline-style="solid" style:text-underline-width="auto" style:text-underline-color="font-color" officeooo:rsid="016137c7"/>
    </style:style>
    <style:style style:name="T70" style:family="text">
      <style:text-properties officeooo:rsid="00ec0be4"/>
    </style:style>
    <style:style style:name="T71" style:family="text">
      <style:text-properties officeooo:rsid="0101cbb6"/>
    </style:style>
    <style:style style:name="T72" style:family="text">
      <style:text-properties officeooo:rsid="010620d6"/>
    </style:style>
    <style:style style:name="T73" style:family="text">
      <style:text-properties officeooo:rsid="01096a7a"/>
    </style:style>
    <style:style style:name="T74" style:family="text">
      <style:text-properties officeooo:rsid="012078f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235414" fo:background-color="transparent" loext:char-shading-value="0"/>
    </style:style>
    <style:style style:name="T77" style:family="text">
      <style:text-properties officeooo:rsid="01283034" fo:background-color="transparent" loext:char-shading-value="0"/>
    </style:style>
    <style:style style:name="T78" style:family="text">
      <style:text-properties officeooo:rsid="013f9640" fo:background-color="transparent" loext:char-shading-value="0"/>
    </style:style>
    <style:style style:name="T79" style:family="text">
      <style:text-properties officeooo:rsid="0168eb7c" fo:background-color="transparent" loext:char-shading-value="0"/>
    </style:style>
    <style:style style:name="T80" style:family="text">
      <style:text-properties officeooo:rsid="01294f5b"/>
    </style:style>
    <style:style style:name="T81" style:family="text">
      <style:text-properties officeooo:rsid="01344cbe"/>
    </style:style>
    <style:style style:name="T82" style:family="text">
      <style:text-properties officeooo:rsid="0134befc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953c55"/>
    </style:style>
    <style:style style:name="T101" style:family="text">
      <style:text-properties officeooo:rsid="019b8942"/>
    </style:style>
    <style:style style:name="T102" style:family="text">
      <style:text-properties officeooo:rsid="01a64a49"/>
    </style:style>
    <style:style style:name="T103" style:family="text">
      <style:text-properties officeooo:rsid="01a8684d"/>
    </style:style>
    <style:style style:name="T104" style:family="text">
      <style:text-properties officeooo:rsid="01a9bb84"/>
    </style:style>
    <style:style style:name="T105" style:family="text">
      <style:text-properties officeooo:rsid="013dee83"/>
    </style:style>
    <style:style style:name="T106" style:family="text">
      <style:text-properties style:text-underline-style="none"/>
    </style:style>
    <style:style style:name="T107" style:family="text">
      <style:text-properties officeooo:rsid="01d4ab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0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9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6"/>
            <text:p text:style-name="P15">Tulsa, OK <text:span text:style-name="T81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6"><text:span text:style-name="T9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2099842640910254543" text:style-name="L1">
              <text:list-item>
                <text:p text:style-name="P110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1">Notablist.com</text:span></text:a></text:p>
              </text:list-item>
              <text:list-item>
                <text:p text:style-name="P110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1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  <text:p text:style-name="P68">I‘<text:span text:style-name="T100">ve worked</text:span> on projects in a variety of domains, from supercomputing to the digital humanities. <text:span text:style-name="T101">My strengths are a solid foundation in Computer Science, a range of hands-on skills, critical thinking, a systematic approach to new problems, attention to detail, high personal standards, a strong work ethic, and the ability to work autonomously. I am a lifelong learner and avid reader, especially of history.</text:span></text:p>
          </table:table-cell>
        </table:table-row>
      </table:table>
      <text:p text:style-name="P5"/>
      <text:p text:style-name="P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82">Education</text:p>
          </table:table-cell>
        </table:table-row>
        <table:table-row>
          <table:table-cell table:style-name="Education.A2" office:value-type="float" office:value="2009">
            <text:p text:style-name="P41">2009</text:p>
          </table:table-cell>
          <table:table-cell table:style-name="Education.A1" office:value-type="string">
            <text:p text:style-name="P95"><text:span text:style-name="T1">Ph.D., Computer Science</text:span><text:span text:style-name="T3">,</text:span><text:span text:style-name="T1"> </text:span>University of Cambridge</text:p>
            <text:list xml:id="list6268710747765717692" text:style-name="L2">
              <text:list-item>
                <text:p text:style-name="P112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1">2005</text:p>
          </table:table-cell>
          <table:table-cell table:style-name="Education.A1" office:value-type="string">
            <text:p text:style-name="P95"><text:span text:style-name="T1">Diplom Informatiker</text:span><text:span text:style-name="T3">,</text:span><text:span text:style-name="T1"> </text:span>Technische Universität Berlin</text:p>
            <text:list xml:id="list1961505171194328760" text:style-name="L3">
              <text:list-item>
                <text:p text:style-name="P113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1">2003</text:p>
          </table:table-cell>
          <table:table-cell table:style-name="Education.A1" office:value-type="string">
            <text:p text:style-name="P12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1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82">Projects</text:p>
          </table:table-cell>
        </table:table-row>
        <table:table-row>
          <table:table-cell table:style-name="WorkExperience.A1" office:value-type="string">
            <text:p text:style-name="P48"><text:span text:style-name="T88">6/2017</text:span> – <text:span text:style-name="T82">ongoing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9"><text:span text:style-name="T79">Columbia University</text:span><text:span text:style-name="T75"> / </text:span><text:span text:style-name="T78">New York, NY USA and remote</text:span></text:p>
            <text:p text:style-name="P60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91"><text:span text:style-name="T84">Created a complete web application from a high-level specification, using TypeScript, Bootstrap, Knockout.js, and webpack on the frontend; Java with micro</text:span>services, <text:span text:style-name="T87">YAML configuration, and MongoDB persistence on the backend; Jenkins continuous integration; and Docker deployment</text:span></text:p>
            <text:p text:style-name="P92">G<text:span text:style-name="T85">enerated code for models and services in TypeScript and Java</text:span></text:p>
            <text:p text:style-name="P76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4"><text:span text:style-name="T56">4</text:span><text:span text:style-name="T53">/201</text:span><text:span text:style-name="T57">6</text:span><text:span text:style-name="T53"> – </text:span><text:span text:style-name="T58">ongoing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Polygon Analytics</text:span></text:p>
            <text:p text:style-name="P59"><text:span text:style-name="T76">Polygon Analytics Ltd.</text:span><text:span text:style-name="T75"> / </text:span><text:span text:style-name="T77">Edinburgh</text:span><text:span text:style-name="T75">, </text:span><text:span text:style-name="T76">UK</text:span><text:span text:style-name="T75"> </text:span><text:span text:style-name="T78">(</text:span><text:span text:style-name="T75">remote </text:span><text:span text:style-name="T78">only)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75"><text:span text:style-name="T80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6">9/2014 – ongoing</text:p>
          </table:table-cell>
          <table:table-cell table:style-name="WorkExperience.A1" office:value-type="string">
            <text:p text:style-name="P10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4">New York, NY USA and remote</text:p>
            <text:p text:style-name="P108"><text:span text:style-name="T54">Notablist indexes millions of email newsletters from hundreds of thousands of publishers and provides </text:span><text:span text:style-name="T55">both a search interface </text:span><text:span text:style-name="T54">and real-time change alerts to users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80"><text:span text:style-name="T105">Backend p</text:span>rototyping in Python<text:span text:style-name="T106">:</text:span></text:p>
            <text:list xml:id="list221107948716158" text:continue-list="list2099842640910254543" text:style-name="L1">
              <text:list-item>
                <text:p text:style-name="P114"><text:span text:style-name="T42">Classified signup responses and mapped form inputs </text:span>using numpy/scipy/scikit-learn</text:p>
              </text:list-item>
            </text:list>
            <text:p text:style-name="P71"><text:span text:style-name="T68">Backend p</text:span><text:span text:style-name="T64">roduction rewrite in Java</text:span>:</text:p>
            <text:list xml:id="list221106812150683" text:continue-numbering="true" text:style-name="L1">
              <text:list-item>
                <text:p text:style-name="P11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7"><text:soft-page-break/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8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9"><text:span text:style-name="T45">Created</text:span> <text:span text:style-name="T46">administrative</text:span> user interface in Vaadin</text:p>
              </text:list-item>
              <text:list-item>
                <text:p text:style-name="P120">Set up Jenkins continuous integration</text:p>
              </text:list-item>
              <text:list-item>
                <text:p text:style-name="P121"><text:span text:style-name="T91">Deployed with </text:span>Docker+Compose on real hardware</text:p>
              </text:list-item>
            </text:list>
            <text:p text:style-name="P79"><text:span text:style-name="T69">Frontend</text:span>:</text:p>
            <text:list xml:id="list221107221441092" text:continue-numbering="true" text:style-name="L1">
              <text:list-item>
                <text:p text:style-name="P122">Assumed responsibility for <text:span text:style-name="T97">a </text:span>three year-old Bootstrap+Backbone.js+Marionette.js code base in JavaScript</text:p>
              </text:list-item>
              <text:list-item>
                <text:p text:style-name="P122">Incrementally migrated code from JavaScript to TypeScript</text:p>
              </text:list-item>
              <text:list-item>
                <text:p text:style-name="P12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7/2012 – ongoing</text:p>
          </table:table-cell>
          <table:table-cell table:style-name="WorkExperience.A1" office:value-type="string">
            <text:p text:style-name="P99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9">product suite</text:span></text:p>
            <text:p text:style-name="P88">Tronics Software LLC / Stirling, NJ USA <text:span text:style-name="T41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7">Activities</text:p>
          </table:table-cell>
          <table:table-cell table:style-name="WorkExperience.A1" office:value-type="string">
            <text:p text:style-name="P81"><text:span text:style-name="T64">TeraScript </text:span><text:span text:style-name="T65">Server </text:span><text:span text:style-name="T64">8</text:span>:</text:p>
            <text:p text:style-name="P63">Rewrote TeraScript 7 in Java while maintaining strict backwards compatibility:</text:p>
            <text:list xml:id="list221107531336006" text:continue-numbering="true" text:style-name="L1">
              <text:list-item>
                <text:p text:style-name="P123"><text:span text:style-name="T107">Grammar</text:span>-based compilers for <text:span text:style-name="T52">TML</text:span> and associated little languages <text:span text:style-name="T107">using ANTLR</text:span></text:p>
              </text:list-item>
              <text:list-item>
                <text:p text:style-name="P123">Tree interpreters for TML, <text:span text:style-name="T52">TAF, and TCF</text:span></text:p>
              </text:list-item>
              <text:list-item>
                <text:p text:style-name="P125">Versioned OSGi <text:span text:style-name="T32">bundles with Maven and Apache Felix</text:span></text:p>
              </text:list-item>
              <text:list-item>
                <text:p text:style-name="P124">Library of standard functions, <text:span text:style-name="T33">primitive types, and collections</text:span> with extensive unit tests</text:p>
              </text:list-item>
            </text:list>
            <text:p text:style-name="P78"><text:span text:style-name="T64">TeraScript </text:span><text:span text:style-name="T65">Server </text:span><text:span text:style-name="T64">7</text:span> (formerly Witango <text:span text:style-name="T34">Server</text:span>):</text:p>
            <text:p text:style-name="P54">Reorganized, cleaned up, and modernized a 17-year-old C++ code base and addressed numerous bugs and feature requests for the server's first major release in over two years; <text:span text:style-name="T37">now in maintenance releases</text:span></text:p>
            <text:p text:style-name="P54">Eliminated diverging platform-specific build systems (on Win32, Linux, and OS X) in favor of CMake and ported the code base to Win64 using Visual C++ 2012</text:p>
            <text:p text:style-name="P54">Designed and implemented a SQL generator that visits dialect-specific trees of SQL-99 constructs</text:p>
            <text:p text:style-name="P64"><text:span text:style-name="T66">TeraScribe 8</text:span>:</text:p>
            <text:p text:style-name="P5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7">Subcontracting</text:span>:</text:p>
            <text:p text:style-name="P56">Debugged production installations of TeraScript Server 7 and 8</text:p>
            <text:p text:style-name="P5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72"/>
          </table:table-cell>
        </table:table-row>
        <table:table-row>
          <table:table-cell table:style-name="WorkExperience.A1" office:value-type="string">
            <text:p text:style-name="P45"><text:span text:style-name="T56">4</text:span><text:span text:style-name="T53">/201</text:span><text:span text:style-name="T59">7</text:span><text:span text:style-name="T53"> – </text:span><text:span text:style-name="T59">5</text:span><text:span text:style-name="T53">/201</text:span><text:span text:style-name="T59">7</text:span></text:p>
          </table:table-cell>
          <table:table-cell table:style-name="WorkExperience.A1" office:value-type="string">
            <text:p text:style-name="P72">Drug name comparison project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4">and a bigram-based orthographic algorithm (BI-SIM) </text:span>as a PostgreSQL C extension</text:p>
            <text:p text:style-name="P70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5"><text:span text:style-name="T61">4</text:span><text:span text:style-name="T60">/2014 – </text:span><text:span text:style-name="T62">7</text:span><text:span text:style-name="T60">/2014</text:span></text:p>
          </table:table-cell>
          <table:table-cell table:style-name="WorkExperience.A1" office:value-type="string">
            <text:p text:style-name="P73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8">PSW Applied Research Inc. / Toronto, <text:span text:style-name="T72">ON</text:span> and remote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7">Created a command-line <text:span text:style-name="T7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1">using Amazon's Mechanical Turk crowdsourcing service: precut images for groups of lines, redundancy between workers, artificially-</text:span><text:soft-page-break/><text:span text:style-name="T71">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7">3/2013 – 7/2013</text:p>
          </table:table-cell>
          <table:table-cell table:style-name="WorkExperience.A1" office:value-type="string">
            <text:p text:style-name="P99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7">Txtmrkt LLC / New York, NY USA <text:span text:style-name="T70">and remote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90">Designed and implemented a Model-View-Controller-based Java web application with Guice-injected <text:span text:style-name="T84">micro</text:span>services backed by Amazon S3</text:p>
            <text:p text:style-name="P90">Authenticated and authorized users with Shiro</text:p>
            <text:p text:style-name="P6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9">12/2011 – 6/2012</text:p>
          </table:table-cell>
          <table:table-cell table:style-name="WorkExperience.A1" office:value-type="string">
            <text:p text:style-name="P99">Haystack: performance monitoring platform for online businesses</text:p>
            <text:p text:style-name="P88">GrokIO LLC / New York, NY USA</text:p>
          </table:table-cell>
        </table:table-row>
        <table:table-row>
          <table:table-cell table:style-name="WorkExperience.A1" office:value-type="string">
            <text:p text:style-name="P32">Activities</text:p>
          </table:table-cell>
          <table:table-cell table:style-name="WorkExperience.A1" office:value-type="string">
            <text:p text:style-name="P53">Designed an agent (Python) and manager (Java with Spring Security+MVC and Guice) architecture for gathering, storing, and querying time series data and metadata</text:p>
            <text:list xml:id="list3032536419624935916" text:style-name="L4">
              <text:list-header>
                <text:p text:style-name="P116">Implemented time series databases from scratch using relational tables and memory-mapped files</text:p>
                <text:p text:style-name="P115">Wrote RFC 3986 grammar-based URL and URN parsers using Ragel (Java) and pyparsing (Python)</text:p>
                <text:p text:style-name="P115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221107694777625" text:continue-numbering="true" text:style-name="L4">
              <text:list-item>
                <text:p text:style-name="P126">Open source monitoring systems: Nagios, Ganglia, collectl, Graphite</text:p>
              </text:list-item>
              <text:list-item>
                <text:p text:style-name="P126">Open source server software: Apache httpd, nginx, MySQL, memcached, MongoDB, JMX</text:p>
              </text:list-item>
              <text:list-item>
                <text:p text:style-name="P126">Platform interfaces: procfs, sysctl, WMI, SNMP</text:p>
              </text:list-item>
              <text:list-item>
                <text:p text:style-name="P126">Third party APIs: Google Analytics, MailChimp, Spring Social, Amazon CloudWatch</text:p>
              </text:list-item>
            </text:list>
            <text:p text:style-name="P77">Supervised user experience and graphic designers in Ukraine</text:p>
            <text:p text:style-name="P62">Implemented a client-side user interface with the Google Web Toolkit, starting from wireframes:</text:p>
            <text:list xml:id="list221108160841191" text:continue-numbering="true" text:style-name="L4">
              <text:list-item>
                <text:p text:style-name="P126">Architectural best practices: Model-View-Presenter; event bus; activities and places</text:p>
              </text:list-item>
              <text:list-item>
                <text:p text:style-name="P126">Custom widgets: date time range picker, cell table pager, search box, selection tree</text:p>
              </text:list-item>
              <text:list-item>
                <text:p text:style-name="P12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8/2011 – 12/2011</text:p>
          </table:table-cell>
          <table:table-cell table:style-name="WorkExperience.A1" office:value-type="string">
            <text:p text:style-name="P99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7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89">Designed, implemented, documented, and successfully deployed warehouse integration code in Java (back end) and PHP (administrative front end)</text:p>
            <text:p text:style-name="P88">Wrote a Thrift compiler and targets in Python+pyparsing to generate Java and PHP from Thrift definitions</text:p>
            <text:p text:style-name="P9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9">5/2011 – 8/2011</text:p>
          </table:table-cell>
          <table:table-cell table:style-name="WorkExperience.A1" office:value-type="string">
            <text:p text:style-name="P99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7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  <text:p text:style-name="P23"/>
            <text:p text:style-name="P23"/>
          </table:table-cell>
          <table:table-cell table:style-name="WorkExperience.A1" office:value-type="string">
            <text:p text:style-name="P88">Synthesized a realistic benchmark for front-line web servers from statistical analyses of nginx access logs</text:p>
            <text:p text:style-name="P88">Significantly reduced network bandwidth and latency on <text:s/>production servers with targeted optimizations</text:p>
            <text:p text:style-name="P9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4/2011</text:p>
          </table:table-cell>
          <table:table-cell table:style-name="WorkExperience.A1" office:value-type="string">
            <text:p text:style-name="P99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7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21107173084520" text:continue-numbering="true" text:style-name="L4">
              <text:list-item>
                <text:p text:style-name="P129">inspired by POSIX, FUSE, Boost.Filesystem, and Java NIO.2</text:p>
              </text:list-item>
              <text:list-item>
                <text:p text:style-name="P129">X10 and native code for the Java and C++ source-to-source compilation backends</text:p>
              </text:list-item>
              <text:list-item>
                <text:p text:style-name="P129">Scatter/gather I/O, aligned buffers, memory-mapped files, advisory locking</text:p>
                <text:p text:style-name="P131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34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ext:soft-page-break/>
        <table:table-row table:style-name="WorkExperience.36"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9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7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4600714865732694029" text:style-name="L5">
              <text:list-header>
                <text:p text:style-name="P132">Finished two major LXFS releases, used in numerous deployments</text:p>
                <text:p text:style-name="P12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9">1/2009 – 7/2010</text:p>
          </table:table-cell>
          <table:table-cell table:style-name="WorkExperience.A1" office:value-type="string">
            <text:p text:style-name="P95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8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6196372892018696197" text:style-name="L6">
              <text:list-item>
                <text:p text:style-name="P130">FUSE and Dokan (Windows FUSE-like library) interfaces</text:p>
              </text:list-item>
              <text:list-item>
                <text:p text:style-name="P130">Multiple pipelined ONC-RPC streams to a a single server</text:p>
              </text:list-item>
              <text:list-item>
                <text:p text:style-name="P130">Staged, event-driven concurrency for robust performance under load</text:p>
              </text:list-item>
              <text:list-item>
                <text:p text:style-name="P130">Close-to-open file caching with per-file page sizes</text:p>
              </text:list-item>
              <text:list-item>
                <text:p text:style-name="P130">Automatic failover between file replicas on timeout</text:p>
              </text:list-item>
              <text:list-item>
                <text:p text:style-name="P130">Heavily benchmarked under different I/O loads (iobench, dbench, metadata benchmarks)</text:p>
                <text:p text:style-name="P133">Finished two major XtreemFS releases, both used in production</text:p>
                <text:p text:style-name="P12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5" office:value-type="string">
            <text:p text:style-name="P83">Teaching Experience</text:p>
          </table:table-cell>
        </table:table-row>
        <table:table-row>
          <table:table-cell table:style-name="Table2.A3" office:value-type="string">
            <text:p text:style-name="P27">2/2014 – 4/2014</text:p>
          </table:table-cell>
          <table:table-cell table:style-name="Table2.B5" office:value-type="string">
            <text:p text:style-name="P101">SQL Fundamentals and Python Fundamentals workshops for Ph.D. students and post-doctoral researchers in the natural sciences</text:p>
            <text:p text:style-name="P98">Iowa State University / Ames, IA USA</text:p>
          </table:table-cell>
        </table:table-row>
        <table:table-row>
          <table:table-cell table:style-name="Table2.A3" office:value-type="string">
            <text:p text:style-name="P30"/>
          </table:table-cell>
          <table:table-cell table:style-name="Table2.B5" office:value-type="string">
            <text:p text:style-name="P96"/>
          </table:table-cell>
        </table:table-row>
        <table:table-row>
          <table:table-cell table:style-name="Table2.A5" office:value-type="string">
            <text:p text:style-name="P26">2002 – 2004</text:p>
          </table:table-cell>
          <table:table-cell table:style-name="Table2.B5" office:value-type="string">
            <text:p text:style-name="P103">Technical supervision of Masters' theses</text:p>
            <text:p text:style-name="P102">Oklahoma State University / Tulsa, OK USA</text:p>
          </table:table-cell>
        </table:table-row>
        <table:table-row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102"/>
          </table:table-cell>
        </table:table-row>
        <table:table-row table:style-name="Table2.6">
          <table:table-cell table:style-name="Table2.A6" office:value-type="string">
            <text:p text:style-name="P28">1/2002 – 3/2002</text:p>
          </table:table-cell>
          <table:table-cell table:style-name="Table2.B6" office:value-type="string">
            <text:p text:style-name="P100">Mathematics <text:span text:style-name="T38">tutoring</text:span> for 6th and 7th graders</text:p>
            <text:p text:style-name="P97">Tulsa Public Schools / Tulsa, OK USA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84"><text:span text:style-name="T102">Computer Skills</text:span> 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3">Java; <text:span text:style-name="T36">Python; TypeScript; </text:span>C++; <text:span text:style-name="T92">C; </text:span>SQL; <text:span text:style-name="T7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3">Thrift; Protobufs; Guice; <text:span text:style-name="T35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3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3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44">s</text:span></text:p>
          </table:table-cell>
          <table:table-cell table:style-name="Table4.A1" office:value-type="string">
            <text:p text:style-name="P13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3">Git; Subversion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5"><text:span text:style-name="T102">Personal</text:span> </text:p>
          </table:table-cell>
        </table:table-row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4">Hobbies</text:p>
          </table:table-cell>
          <table:table-cell table:style-name="Table5.A1" office:value-type="string">
            <text:p text:style-name="P17">Reading <text:span text:style-name="T104">(history, biography, popular science)</text:span>; photography; Tai <text:span text:style-name="T103">chi; open source softwar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1-13T22:11:06.396000000</dc:date>
    <meta:editing-duration>P1DT11H5M21S</meta:editing-duration>
    <meta:editing-cycles>913</meta:editing-cycles>
    <meta:generator>LibreOffice/5.1.4.2$Windows_x86 LibreOffice_project/f99d75f39f1c57ebdd7ffc5f42867c12031db97a</meta:generator>
    <dc:title>Minor E. Gordon, Ph.D. - Curriculum Vitae</dc:title>
    <meta:document-statistic meta:table-count="7" meta:image-count="0" meta:object-count="0" meta:page-count="4" meta:paragraph-count="179" meta:word-count="1620" meta:character-count="11593" meta:non-whitespace-character-count="10173"/>
  </office:meta>
</office:document-meta>
</file>